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1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0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3">
        <office:forms form:automatic-focus="false" form:apply-design-mode="false"/>
        <table:table-column table:style-name="co1" table:default-cell-style-name="ce10"/>
        <table:table-column table:style-name="co1" table:number-columns-repeated="998" table:default-cell-style-name="ce12"/>
        <table:table-row table:style-name="ro2">
          <table:table-cell table:style-name="ce2" office:value-type="string" calcext:value-type="string">
            <text:p>Ave</text:p>
          </table:table-cell>
          <table:table-cell table:style-name="ce11" office:value-type="string" calcext:value-type="string">
            <text:p>Tamaño</text:p>
          </table:table-cell>
          <table:table-cell table:style-name="ce11" office:value-type="string" calcext:value-type="string">
            <text:p>Pico forma</text:p>
          </table:table-cell>
          <table:table-cell table:style-name="ce2" office:value-type="string" calcext:value-type="string">
            <text:p>Pico grosor</text:p>
          </table:table-cell>
          <table:table-cell table:style-name="ce2" office:value-type="string" calcext:value-type="string">
            <text:p>Pico longitud</text:p>
          </table:table-cell>
          <table:table-cell table:style-name="ce11" office:value-type="string" calcext:value-type="string">
            <text:p>Comportamiento</text:p>
          </table:table-cell>
          <table:table-cell table:style-name="ce11" office:value-type="string" calcext:value-type="string">
            <text:p>Hábitat</text:p>
          </table:table-cell>
          <table:table-cell table:style-name="ce11" office:value-type="string" calcext:value-type="string">
            <text:p>Patas color</text:p>
          </table:table-cell>
          <table:table-cell table:style-name="ce11" office:value-type="string" calcext:value-type="string">
            <text:p>Pico color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Ficha</text:p>
          </table:table-cell>
          <table:table-cell table:style-name="ce11" office:value-type="string" calcext:value-type="string">
            <text:p>Foto</text:p>
          </table:table-cell>
          <table:table-cell table:style-name="ce11" office:value-type="string" calcext:value-type="string">
            <text:p>UrlCant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/>Marrón</text:p>
          </table:table-cell>
          <table:table-cell table:number-columns-repeated="3" office:value-type="string" calcext:value-type="string">
            <text:p>Abubill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Acentor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Agachadiza Chic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Agachadiz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3" office:value-type="string" calcext:value-type="string">
            <text:p>Agateador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Águila Pescador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Rosa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Aguja Colipinta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; Cazando/Pescando</text:p>
          </table:table-cell>
          <table:table-cell office:value-type="string" calcext:value-type="string">
            <text:p>Costa/ Cortados/Acantilad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Alcatraz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3" office:value-type="string" calcext:value-type="string">
            <text:p>Alcotá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3" table:style-name="ce9" office:value-type="string" calcext:value-type="string">
            <text:p>Ánade Azuló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Andarríos Chic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Archibebe Clar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Arrendaj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/ Cortados/Acantilad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Avión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Azor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Herbazales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Bisbita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Buitró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3" office:value-type="string" calcext:value-type="string">
            <text:p>Camachuelo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3" office:value-type="string" calcext:value-type="string">
            <text:p>Carbonero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arbonero Garrapino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Carricerín Cejud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3" office:value-type="string" calcext:value-type="string">
            <text:p>Cernícalo Vulgar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Charrán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Charrán Patinegr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Chochí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Chorlitejo Grand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horlitejo Patinegr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horlito Gri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Chotacabras Gris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Cigüeña Blanc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3" table:style-name="ce9" office:value-type="string" calcext:value-type="string">
            <text:p>Colirrojo Tizó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Cormorán Grande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Cormorán Moñud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3" table:style-name="ce9" office:value-type="string" calcext:value-type="string">
            <text:p>Corneja Negr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Correlimos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3" office:value-type="string" calcext:value-type="string">
            <text:p>Correlimos Tridáctil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</text:p>
          </table:table-cell>
          <table:table-cell table:number-columns-repeated="3" office:value-type="string" calcext:value-type="string">
            <text:p>Críal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3" office:value-type="string" calcext:value-type="string">
            <text:p>Cuc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urruca Cabecinegr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3" office:value-type="string" calcext:value-type="string">
            <text:p>Curruca Capirotad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Curruca Mosquiter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</text:p>
          </table:table-cell>
          <table:table-cell table:number-columns-repeated="3" office:value-type="string" calcext:value-type="string">
            <text:p>Curruca Rabilarg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3" office:value-type="string" calcext:value-type="string">
            <text:p>Curruca Zarcer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3" office:value-type="string" calcext:value-type="string">
            <text:p>Escribano Cerill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3" office:value-type="string" calcext:value-type="string">
            <text:p>Escribano Montesin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3" office:value-type="string" calcext:value-type="string">
            <text:p>Escribano Palust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3" office:value-type="string" calcext:value-type="string">
            <text:p>Escribano Soteñ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3" office:value-type="string" calcext:value-type="string">
            <text:p>Espátul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Estornino Negr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Estornino Pint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3" office:value-type="string" calcext:value-type="string">
            <text:p>Faisán Vulgar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Foch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Puñal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3" office:value-type="string" calcext:value-type="string">
            <text:p>Fumarel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3" table:style-name="ce9" office:value-type="string" calcext:value-type="string">
            <text:p>Garceta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3" office:value-type="string" calcext:value-type="string">
            <text:p>Garceta Grande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Garza Real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Gavilá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3" office:value-type="string" calcext:value-type="string">
            <text:p>Gaviota Argénte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3" office:value-type="string" calcext:value-type="string">
            <text:p>Gaviota Patiamarill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Gaviota Reidora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Gaviota Sombrí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Golondrin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Golondrina Daúric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Gorrión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3" office:value-type="string" calcext:value-type="string">
            <text:p>Gorrión Moliner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Halcón Abejer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3" office:value-type="string" calcext:value-type="string">
            <text:p>Halcón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3" office:value-type="string" calcext:value-type="string">
            <text:p>Herrerillo Capuchin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3" office:value-type="string" calcext:value-type="string">
            <text:p>Herrerillo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</text:p>
          </table:table-cell>
          <table:table-cell table:number-columns-repeated="3" office:value-type="string" calcext:value-type="string">
            <text:p>Jilguero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3" office:value-type="string" calcext:value-type="string">
            <text:p>Lavandera Blanc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</text:p>
          </table:table-cell>
          <table:table-cell table:number-columns-repeated="3" office:value-type="string" calcext:value-type="string">
            <text:p>Lavandera Boyera Ibéric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3" office:value-type="string" calcext:value-type="string">
            <text:p>Lavandera Cascadeñ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3" office:value-type="string" calcext:value-type="string">
            <text:p>Lechuz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3" office:value-type="string" calcext:value-type="string">
            <text:p>Lúgano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</text:p>
          </table:table-cell>
          <table:table-cell table:number-columns-repeated="3" office:value-type="string" calcext:value-type="string">
            <text:p>Martín Pescador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Milano Negr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3" table:style-name="ce9" office:value-type="string" calcext:value-type="string">
            <text:p>Mirlo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3" office:value-type="string" calcext:value-type="string">
            <text:p>Mit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3" office:value-type="string" calcext:value-type="string">
            <text:p>Mochuelo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3" office:value-type="string" calcext:value-type="string">
            <text:p>Mosquitero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3" office:value-type="string" calcext:value-type="string">
            <text:p>Negrón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Ostrer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3" table:style-name="ce9" office:value-type="string" calcext:value-type="string">
            <text:p>Paloma Torcaz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Papamoscas Cerrojill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</text:p>
          </table:table-cell>
          <table:table-cell table:number-columns-repeated="3" office:value-type="string" calcext:value-type="string">
            <text:p>Perdiz Común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3" office:value-type="string" calcext:value-type="string">
            <text:p>Petirroj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Pico de Coral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office:value-type="string" calcext:value-type="string">
            <text:p>Pico Menor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/ Rojo</text:p>
          </table:table-cell>
          <table:table-cell table:number-columns-repeated="3" office:value-type="string" calcext:value-type="string">
            <text:p>Pico Picapino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</text:p>
          </table:table-cell>
          <table:table-cell table:number-columns-repeated="3" office:value-type="string" calcext:value-type="string">
            <text:p>Pinzón Vulgar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</text:p>
          </table:table-cell>
          <table:table-cell table:number-columns-repeated="3" office:value-type="string" calcext:value-type="string">
            <text:p>Pito Re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3" office:value-type="string" calcext:value-type="string">
            <text:p>Polla de Agua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Ratonero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</text:p>
          </table:table-cell>
          <table:table-cell table:number-columns-repeated="3" office:value-type="string" calcext:value-type="string">
            <text:p>Reyezuelo Listad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</text:p>
          </table:table-cell>
          <table:table-cell table:number-columns-repeated="3" office:value-type="string" calcext:value-type="string">
            <text:p>Reyezuelo Sencillo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3" table:style-name="ce9" office:value-type="string" calcext:value-type="string">
            <text:p>Tarabill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</text:p>
          </table:table-cell>
          <table:table-cell table:number-columns-repeated="3" table:style-name="ce9" office:value-type="string" calcext:value-type="string">
            <text:p>Tórtola Comú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</text:p>
          </table:table-cell>
          <table:table-cell table:number-columns-repeated="3" table:style-name="ce9" office:value-type="string" calcext:value-type="string">
            <text:p>Tórtola Turca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3" table:style-name="ce9" office:value-type="string" calcext:value-type="string">
            <text:p>Urraca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3" office:value-type="string" calcext:value-type="string">
            <text:p>Vencejo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3" office:value-type="string" calcext:value-type="string">
            <text:p>Verdecillo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Verde</text:p>
          </table:table-cell>
          <table:table-cell table:number-columns-repeated="3" table:style-name="ce9" office:value-type="string" calcext:value-type="string">
            <text:p>Verderón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/ Naranja</text:p>
          </table:table-cell>
          <table:table-cell table:number-columns-repeated="3" table:style-name="ce9" office:value-type="string" calcext:value-type="string">
            <text:p>Vuelvepiedras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3" table:style-name="ce9" office:value-type="string" calcext:value-type="string">
            <text:p>Zarapito Trinador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</text:p>
          </table:table-cell>
          <table:table-cell table:number-columns-repeated="3" office:value-type="string" calcext:value-type="string">
            <text:p>Zarcero Común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3" office:value-type="string" calcext:value-type="string">
            <text:p>Zorzal Común</text:p>
          </table:table-cell>
          <table:table-cell table:number-columns-repeated="986"/>
        </table:table-row>
        <table:table-row table:style-name="ro5" table:number-rows-repeated="1048467">
          <table:table-cell table:number-columns-repeated="999"/>
        </table:table-row>
        <table:table-row table:style-name="ro5">
          <table:table-cell table:number-columns-repeated="999"/>
        </table:table-row>
      </table:table>
      <table:table table:name="Vuelo" table:style-name="ta2">
        <table:table-column table:style-name="co1" table:default-cell-style-name="ce10"/>
        <table:table-column table:style-name="co1" table:number-columns-repeated="11" table:default-cell-style-name="ce12"/>
        <table:table-row table:style-name="ro5">
          <table:table-cell table:style-name="ce11" office:value-type="string" calcext:value-type="string">
            <text:p>Ave</text:p>
          </table:table-cell>
          <table:table-cell table:style-name="ce11" office:value-type="string" calcext:value-type="string">
            <text:p>Vuelo</text:p>
          </table:table-cell>
          <table:table-cell table:style-name="ce11" office:value-type="string" calcext:value-type="string">
            <text:p>Alete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5" table:number-rows-repeated="1048552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Nombres.A2:Nombres.AMJ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 style:data-style-name="N2" text:time-value="20:55:01.479393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1-22T20:55:14.920058560</dc:date>
    <meta:editing-duration>P1DT10H26M26S</meta:editing-duration>
    <meta:editing-cycles>242</meta:editing-cycles>
    <meta:generator>LibreOffice/6.4.7.2$Linux_X86_64 LibreOffice_project/40$Build-2</meta:generator>
    <meta:document-statistic meta:table-count="2" meta:cell-count="1453" meta:object-count="0"/>
  </office:meta>
</office:document-meta>
</file>